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2D00A24F403434CE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27.699cm" svg:height="15.58cm" svg:x="0.986cm" svg:y="2.695cm">
          <draw:image xlink:href="Pictures/1000000000000780000004382D00A24F403434CE.bmp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7T09:48:49.096000000</meta:creation-date>
    <dc:date>2017-02-07T09:50:23.115000000</dc:date>
    <meta:editing-duration>PT1M39S</meta:editing-duration>
    <meta:editing-cycles>1</meta:editing-cycles>
    <meta:document-statistic meta:object-count="1"/>
    <meta:generator>LibreOffice/5.2.2.2$Windows_x86 LibreOffice_project/8f96e87c890bf8fa77463cd4b640a2312823f3ad</meta:generator>
  </office:meta>
</office:document-meta>
</file>